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רגיל" style:master-page-name="MP0" style:family="paragraph">
      <style:paragraph-properties fo:break-before="page" fo:text-align="center" style:writing-mode="rl-tb"/>
    </style:style>
    <style:style style:name="T2" style:parent-style-name="גופןברירתהמחדלשלפיסקה" style:family="text">
      <style:text-properties fo:font-weight="bold" style:font-weight-asian="bold" style:font-weight-complex="bold" fo:font-size="18pt" style:font-size-asian="18pt" style:font-size-complex="18pt"/>
    </style:style>
    <style:style style:name="T3" style:parent-style-name="גופןברירתהמחדלשלפיסקה" style:family="text">
      <style:text-properties fo:font-weight="bold" style:font-weight-asian="bold" style:font-weight-complex="bold" fo:font-size="18pt" style:font-size-asian="18pt" style:font-size-complex="18pt"/>
    </style:style>
    <style:style style:name="P4" style:parent-style-name="רגיל" style:family="paragraph">
      <style:paragraph-properties style:writing-mode="rl-tb"/>
      <style:text-properties fo:font-weight="bold" style:font-weight-asian="bold" style:font-weight-complex="bold" fo:color="#FF0000" fo:font-size="12pt" style:font-size-asian="12pt" style:font-size-complex="12pt"/>
    </style:style>
    <style:style style:name="P5" style:parent-style-name="פיסקתרשימה" style:list-style-name="LFO1" style:family="paragraph">
      <style:paragraph-properties style:writing-mode="rl-tb"/>
    </style:style>
    <style:style style:name="T6" style:parent-style-name="גופןברירתהמחדלשלפיסקה" style:family="text">
      <style:text-properties fo:font-weight="bold" style:font-weight-asian="bold" style:font-weight-complex="bold" fo:color="#FF0000" fo:font-size="12pt" style:font-size-asian="12pt" style:font-size-complex="12pt"/>
    </style:style>
    <style:style style:name="T7" style:parent-style-name="גופןברירתהמחדלשלפיסקה" style:family="text">
      <style:text-properties fo:font-weight="bold" style:font-weight-asian="bold" style:font-weight-complex="bold" fo:color="#FF0000" fo:font-size="12pt" style:font-size-asian="12pt" style:font-size-complex="12pt"/>
    </style:style>
    <style:style style:name="T8" style:parent-style-name="גופןברירתהמחדלשלפיסקה" style:family="text">
      <style:text-properties fo:font-weight="bold" style:font-weight-asian="bold" style:font-weight-complex="bold" fo:color="#FF0000" fo:font-size="12pt" style:font-size-asian="12pt" style:font-size-complex="12pt"/>
    </style:style>
    <style:style style:name="P9" style:parent-style-name="רגיל" style:family="paragraph">
      <style:text-properties fo:color="#FF0000"/>
    </style:style>
  </office:automatic-styles>
  <office:body>
    <office:text text:use-soft-page-breaks="true">
      <text:p text:style-name="P1"><text:span text:style-name="T2">דף לאיסוף דאטה עבור אימון הרשת -<text:s/></text:span><text:span text:style-name="T3"><text:s text:c="3"/>Tesseract<text:s/></text:span></text:p>
      <text:p text:style-name="P4">כתוב בתוך המלבנים (בלי לצאת<text:s/>מהקווים) את המשפטים שרשומים מתחת למלבן:</text:p>
      <text:list text:style-name="LFO1" text:continue-numbering="true">
        <text:list-item>
          <text:p text:style-name="P5"><text:span text:style-name="T6">המשפטים חייבים להיות זהים<text:s/></text:span><text:span text:style-name="T7">–</text:span><text:span text:style-name="T8"><text:s/>שים לב לשגיאות כתיב וסימני פיסוק.</text:span></text:p>
        </text:list-item>
      </text:list>
      <text:p text:style-name="P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he" style:country-complex="IL" style:text-combine="none" fo:hyphenate="true"/>
    </style:default-style>
    <style:style style:name="רגיל" style:display-name="רגיל" style:family="paragraph">
      <style:text-properties fo:hyphenate="false"/>
    </style:style>
    <style:style style:name="גופןברירתהמחדלשלפיסקה" style:display-name="גופן ברירת המחדל של פיסקה" style:family="text"/>
    <style:style style:name="פיסקתרשימה" style:display-name="פיסקת רשימה" style:family="paragraph" style:parent-style-name="רגיל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font-name-asian="Calibri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di Rosenthal</meta:initial-creator>
    <dc:creator>Adi Rosenthal</dc:creator>
    <meta:creation-date>2020-09-24T10:07:00Z</meta:creation-date>
    <dc:date>2020-09-24T11:59:00Z</dc:date>
    <meta:template xlink:href="Normal" xlink:type="simple"/>
    <meta:editing-cycles>1</meta:editing-cycles>
    <meta:editing-duration>PT0S</meta:editing-duration>
    <meta:document-statistic meta:page-count="1" meta:paragraph-count="1" meta:word-count="26" meta:character-count="177" meta:row-count="1" meta:non-whitespace-character-count="152"/>
  </office:meta>
</office:document-meta>
</file>